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g Framework</text:p>
      <text:p text:style-name="Standard"/>
      <text:p text:style-name="P3">Inversion Of Control</text:p>
      <text:p text:style-name="Standard">Spring IOC it is responsible to manage the lifecycle of objects.</text:p>
      <text:p text:style-name="P1">What is SpringBoot?</text:p>
      <text:p text:style-name="P2">SpringBoot is an opensource java based framework which is used to create standalone production</text:p>
      <text:p text:style-name="P2">grade application in Java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 ry</meta:initial-creator>
    <meta:creation-date>2025-10-29T14:01:10.15</meta:creation-date>
    <dc:date>2025-10-29T14:10:00.56</dc:date>
    <dc:creator>Su ry</dc:creator>
    <meta:editing-duration>PT8M53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6" meta:word-count="37" meta:character-count="239"/>
  </office:meta>
</office:document-meta>
</file>